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" svg:font-family="'Nimbus Sans'" style:font-family-generic="swiss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Heading">
      <style:paragraph-properties fo:text-align="end" style:justify-single-word="false"/>
      <style:text-properties style:font-name="DejaVu Sans" officeooo:rsid="001e1592" officeooo:paragraph-rsid="001e1592"/>
    </style:style>
    <style:style style:name="P2" style:family="paragraph" style:parent-style-name="Text_20_body">
      <style:text-properties style:font-name="DejaVu Sans" officeooo:rsid="00218722"/>
    </style:style>
    <style:style style:name="P3" style:family="paragraph" style:parent-style-name="Heading_20_2">
      <style:text-properties style:font-name="DejaVu Sans" officeooo:rsid="001e1592" officeooo:paragraph-rsid="001e15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e Masserut 4CIA</text:p>
      <text:h text:style-name="P3" text:outline-level="2">Saggio Breve</text:h>
      <text:p text:style-name="P2">Nella penisola Italiana, a partire dal Duecento svariati letterati si sono domandati quale fosse la lingua più opportuna per scrivere le proprie opere letterarie. Il Latino, la lingua dei letterati, o il volgare, la lingua parlato dal popolo? In molti ritenevano che la letteratura potesse essere compresa e apprezzata solamente da chi ha avuto accesso a un’istruzione. Altri ancora credevano che utilizzare una lingua antica e compresa da pochi fosse sbagliato 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" svg:font-family="'Nimbus Sans'" style:font-family-generic="swiss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Sans" fo:font-size="12pt" fo:language="it" fo:country="I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" fo:font-size="12pt" fo:language="it" fo:country="I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Sans" fo:font-family="'Nimbus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Sans" fo:font-family="'Nimbus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" fo:font-family="'Nimbus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5:34:40.967245187</meta:creation-date>
    <meta:generator>LibreOffice/5.2.1.2$Linux_X86_64 LibreOffice_project/20m0$Build-2</meta:generator>
    <dc:date>2016-09-09T12:43:24.068729821</dc:date>
    <meta:editing-duration>PT1H41M4S</meta:editing-duration>
    <meta:editing-cycles>3</meta:editing-cycles>
    <meta:document-statistic meta:table-count="0" meta:image-count="0" meta:object-count="0" meta:page-count="1" meta:paragraph-count="3" meta:word-count="77" meta:character-count="496" meta:non-whitespace-character-count="421"/>
  </office:meta>
</office:document-meta>
</file>